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'ｍｓ ｐゴシック', 'ms pgothic', dotum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Historic" svg:font-family="'Segoe UI Historic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Historic" fo:font-size="10.5pt" style:font-size-asian="10.5pt" style:font-size-complex="10.5pt"/>
    </style:style>
    <style:style style:name="P2" style:family="paragraph" style:parent-style-name="Standard" style:list-style-name="L1">
      <style:text-properties style:font-name="Segoe UI Historic" fo:font-size="10.5pt" style:font-size-asian="10.5pt" style:font-size-complex="10.5pt"/>
    </style:style>
    <style:style style:name="P3" style:family="paragraph" style:parent-style-name="Standard" style:list-style-name="L2">
      <style:text-properties style:font-name="Segoe UI Historic" fo:font-size="10.5pt" style:font-size-asian="10.5pt" style:font-size-complex="10.5pt"/>
    </style:style>
    <style:style style:name="P4" style:family="paragraph" style:parent-style-name="Standard" style:list-style-name="L3">
      <style:text-properties style:font-name="Segoe UI Historic" fo:font-size="10.5pt" style:font-size-asian="10.5pt" style:font-size-complex="10.5pt"/>
    </style:style>
    <style:style style:name="P5" style:family="paragraph" style:parent-style-name="Standard">
      <style:paragraph-properties fo:margin-left="8.467cm" fo:margin-right="0cm" fo:text-indent="0cm" style:auto-text-indent="false"/>
      <style:text-properties style:font-name="Segoe UI Historic" fo:font-size="10.5pt" style:font-size-asian="10.5pt" style:font-size-complex="10.5pt"/>
    </style:style>
    <style:style style:name="P6" style:family="paragraph" style:parent-style-name="Standard" style:master-page-name="">
      <style:paragraph-properties fo:margin-left="8.467cm" fo:margin-right="0cm" fo:text-indent="0cm" style:auto-text-indent="false" style:page-number="auto"/>
      <style:text-properties style:font-name="Segoe UI Historic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vre Benjamin</text:p>
      <text:p text:style-name="P1">30A rue saint Paul</text:p>
      <text:p text:style-name="P1">57950 Montigny-lès-Metz</text:p>
      <text:p text:style-name="P1"/>
      <text:p text:style-name="P1"/>
      <text:p text:style-name="P6">Association des parents d'élèves </text:p>
      <text:p text:style-name="P5">magnascole et les crayons magiques</text:p>
      <text:p text:style-name="P5">place de la halle</text:p>
      <text:p text:style-name="P5">57970 Koenigsmacker </text:p>
      <text:p text:style-name="P5"/>
      <text:p text:style-name="P5"/>
      <text:p text:style-name="P5">A Montigny-lès-Metz</text:p>
      <text:p text:style-name="P5">Le 28/11/2020</text:p>
      <text:p text:style-name="P1"/>
      <text:p text:style-name="P1"/>
      <text:p text:style-name="P1"><text:tab/>Objet : lettre d'intention.</text:p>
      <text:p text:style-name="P1"/>
      <text:p text:style-name="P1"><text:tab/>Mesdames, Messieurs,</text:p>
      <text:p text:style-name="P1"/>
      <text:p text:style-name="P1"><text:tab/>Vous avez souhaité effectuer une refonte complète du site internet <text:a xlink:type="simple" xlink:href="https://www.apemagnascole.com/" text:style-name="Internet_20_link" text:visited-style-name="Visited_20_Internet_20_Link">https://www.apemagnascole.com/</text:a> avec les pages suivantes :</text:p>
      <text:list xml:id="list9030358357128612330" text:style-name="L1">
        <text:list-item>
          <text:p text:style-name="P2">Page accueil.</text:p>
        </text:list-item>
        <text:list-item>
          <text:p text:style-name="P2">Page comité.</text:p>
        </text:list-item>
        <text:list-item>
          <text:p text:style-name="P2">Page manifestation.</text:p>
        </text:list-item>
        <text:list-item>
          <text:p text:style-name="P2">Page nous aider.</text:p>
        </text:list-item>
        <text:list-item>
          <text:p text:style-name="P2">Page informations.</text:p>
        </text:list-item>
        <text:list-item>
          <text:p text:style-name="P2">Page contact.</text:p>
        </text:list-item>
      </text:list>
      <text:p text:style-name="P1"/>
      <text:p text:style-name="P1">Ainsi que de nouvelles fonctionnalités :</text:p>
      <text:list xml:id="list2910873802931294935" text:style-name="L2">
        <text:list-item>
          <text:p text:style-name="P3">Envoi d'e-mail automatisé sur une liste de contact.</text:p>
        </text:list-item>
        <text:list-item>
          <text:p text:style-name="P3">Envoi des manifestations et actualités automatiquement sur la page « facebook ».</text:p>
        </text:list-item>
        <text:list-item>
          <text:p text:style-name="P3">Payement en ligne des cotisations.</text:p>
        </text:list-item>
      </text:list>
      <text:p text:style-name="P1"/>
      <text:p text:style-name="P1"><text:tab/>En retour de cette demande l’application sera développé orienté services (SOA), j'utiliserai les technologies suivantes :</text:p>
      <text:list xml:id="list6946103226734889429" text:style-name="L3">
        <text:list-item>
          <text:p text:style-name="P4">Le langage Java et ses frameworks Maven, Spring, JPA/Hibernate pour les micro-services</text:p>
        </text:list-item>
        <text:list-item>
          <text:p text:style-name="P4">Le Framework Angular8 et NodeJs pour le client utilisateur.</text:p>
        </text:list-item>
        <text:list-item>
          <text:p text:style-name="P4">Le Système de gestion de bases de données Postgesql pour la conservation des données.</text:p>
        </text:list-item>
      </text:list>
      <text:p text:style-name="P1"/>
      <text:p text:style-name="P1"/>
      <text:p text:style-name="P1"><text:tab/>Je reste à votre disposition pour toutes questions concernant ce projet. En l'attente de votre retour sur cette lettre d'intention, veuillez agréer l'expression de mes meilleurs sentiments.</text:p>
      <text:p text:style-name="P1"/>
      <text:p text:style-name="P1"/>
      <text:p text:style-name="P1"/>
      <text:p text:style-name="P1"/>
      <text:p text:style-name="P1">Benjamin Fav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, 'ｍｓ ｐゴシック', 'ms pgothic', dotum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Historic" svg:font-family="'Segoe UI Historic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8T10:02:13.77</meta:creation-date>
    <meta:document-statistic meta:table-count="0" meta:image-count="0" meta:object-count="0" meta:page-count="1" meta:paragraph-count="28" meta:word-count="181" meta:character-count="1225"/>
    <dc:date>2020-11-28T11:16:06.04</dc:date>
    <meta:editing-duration>PT12M21S</meta:editing-duration>
    <meta:editing-cycles>1</meta:editing-cycles>
    <meta:generator>OpenOffice/4.1.4$Win32 OpenOffice.org_project/414m5$Build-9788</meta:generator>
  </office:meta>
</office:document-meta>
</file>